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date" office:date-value="2020-12-29T00:00:00" table:style-name="ce2">
            <text:p>29-Dec-20</text:p>
          </table:table-cell>
          <table:table-cell office:value-type="float" office:value="1019" table:style-name="ce1">
            <text:p>101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1-10T00:00:00" table:style-name="ce2">
            <text:p>10-Jan-21</text:p>
          </table:table-cell>
          <table:table-cell office:value-type="float" office:value="60240" table:style-name="ce1">
            <text:p>60240</text:p>
          </table:table-cell>
          <table:table-cell table:number-columns-repeated="2" table:style-name="ce1"/>
          <table:table-cell office:value-type="float" office:value="263792.47222222225" table:formula="of:=AVERAGE([.B1:.B180])" table:style-name="ce1">
            <text:p>263792.4722</text:p>
          </table:table-cell>
          <table:table-cell table:number-columns-repeated="16379"/>
        </table:table-row>
        <table:table-row table:style-name="ro1">
          <table:table-cell office:value-type="date" office:date-value="2021-01-28T00:00:00" table:style-name="ce2">
            <text:p>28-Jan-21</text:p>
          </table:table-cell>
          <table:table-cell office:value-type="float" office:value="92051" table:style-name="ce1">
            <text:p>9205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03T00:00:00" table:style-name="ce2">
            <text:p>03-Feb-21</text:p>
          </table:table-cell>
          <table:table-cell office:value-type="float" office:value="97213" table:style-name="ce1">
            <text:p>9721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07T00:00:00" table:style-name="ce2">
            <text:p>07-Feb-21</text:p>
          </table:table-cell>
          <table:table-cell office:value-type="float" office:value="39462" table:style-name="ce1">
            <text:p>3946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08T00:00:00" table:style-name="ce2">
            <text:p>08-Feb-21</text:p>
          </table:table-cell>
          <table:table-cell office:value-type="float" office:value="65468" table:style-name="ce1">
            <text:p>6546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17T00:00:00" table:style-name="ce2">
            <text:p>17-Feb-21</text:p>
          </table:table-cell>
          <table:table-cell office:value-type="float" office:value="79026" table:style-name="ce1">
            <text:p>790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18T00:00:00" table:style-name="ce2">
            <text:p>18-Feb-21</text:p>
          </table:table-cell>
          <table:table-cell office:value-type="float" office:value="86607" table:style-name="ce1">
            <text:p>8660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19T00:00:00" table:style-name="ce2">
            <text:p>19-Feb-21</text:p>
          </table:table-cell>
          <table:table-cell office:value-type="float" office:value="89518" table:style-name="ce1">
            <text:p>8951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3-13T00:00:00" table:style-name="ce2">
            <text:p>13-Mar-21</text:p>
          </table:table-cell>
          <table:table-cell office:value-type="float" office:value="173039" table:style-name="ce1">
            <text:p>17303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3-14T00:00:00" table:style-name="ce2">
            <text:p>14-Mar-21</text:p>
          </table:table-cell>
          <table:table-cell office:value-type="float" office:value="104987" table:style-name="ce1">
            <text:p>10498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3-18T00:00:00" table:style-name="ce2">
            <text:p>18-Mar-21</text:p>
          </table:table-cell>
          <table:table-cell office:value-type="float" office:value="159469" table:style-name="ce1">
            <text:p>15946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3-07T00:00:00" table:style-name="ce2">
            <text:p>07-Mar-21</text:p>
          </table:table-cell>
          <table:table-cell office:value-type="float" office:value="102527" table:style-name="ce1">
            <text:p>1025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3-05T00:00:00" table:style-name="ce2">
            <text:p>05-Mar-21</text:p>
          </table:table-cell>
          <table:table-cell office:value-type="float" office:value="201652" table:style-name="ce1">
            <text:p>20165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4-15T00:00:00" table:style-name="ce2">
            <text:p>15-Apr-21</text:p>
          </table:table-cell>
          <table:table-cell office:value-type="float" office:value="343287" table:style-name="ce1">
            <text:p>34328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2-25T00:00:00" table:style-name="ce2">
            <text:p>25-Feb-21</text:p>
          </table:table-cell>
          <table:table-cell office:value-type="float" office:value="125069" table:style-name="ce1">
            <text:p>12506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1-04-16T00:00:00" table:style-name="ce2">
            <text:p>16-Apr-21</text:p>
          </table:table-cell>
          <table:table-cell office:value-type="float" office:value="373557" table:style-name="ce1">
            <text:p>373557</text:p>
          </table:table-cell>
          <table:table-cell table:number-columns-repeated="16382"/>
        </table:table-row>
        <table:table-row table:style-name="ro1">
          <table:table-cell office:value-type="date" office:date-value="2021-03-28T00:00:00" table:style-name="ce2">
            <text:p>28-Mar-21</text:p>
          </table:table-cell>
          <table:table-cell office:value-type="float" office:value="162005" table:style-name="ce1">
            <text:p>162005</text:p>
          </table:table-cell>
          <table:table-cell table:number-columns-repeated="16382"/>
        </table:table-row>
        <table:table-row table:style-name="ro1">
          <table:table-cell office:value-type="date" office:date-value="2021-03-23T00:00:00" table:style-name="ce2">
            <text:p>23-Mar-21</text:p>
          </table:table-cell>
          <table:table-cell office:value-type="float" office:value="221646" table:style-name="ce1">
            <text:p>221646</text:p>
          </table:table-cell>
          <table:table-cell table:number-columns-repeated="16382"/>
        </table:table-row>
        <table:table-row table:style-name="ro1">
          <table:table-cell office:value-type="date" office:date-value="2021-05-01T00:00:00" table:style-name="ce2">
            <text:p>01-May-21</text:p>
          </table:table-cell>
          <table:table-cell office:value-type="float" office:value="425992" table:style-name="ce1">
            <text:p>425992</text:p>
          </table:table-cell>
          <table:table-cell table:number-columns-repeated="16382"/>
        </table:table-row>
        <table:table-row table:style-name="ro1">
          <table:table-cell office:value-type="date" office:date-value="2021-05-05T00:00:00" table:style-name="ce2">
            <text:p>05-May-21</text:p>
          </table:table-cell>
          <table:table-cell office:value-type="float" office:value="473466" table:style-name="ce1">
            <text:p>473466</text:p>
          </table:table-cell>
          <table:table-cell table:number-columns-repeated="16382"/>
        </table:table-row>
        <table:table-row table:style-name="ro1">
          <table:table-cell office:value-type="date" office:date-value="2021-04-19T00:00:00" table:style-name="ce2">
            <text:p>19-Apr-21</text:p>
          </table:table-cell>
          <table:table-cell office:value-type="float" office:value="306076" table:style-name="ce1">
            <text:p>306076</text:p>
          </table:table-cell>
          <table:table-cell table:number-columns-repeated="16382"/>
        </table:table-row>
        <table:table-row table:style-name="ro1">
          <table:table-cell office:value-type="date" office:date-value="2021-05-10T00:00:00" table:style-name="ce2">
            <text:p>10-May-21</text:p>
          </table:table-cell>
          <table:table-cell office:value-type="float" office:value="433968" table:style-name="ce1">
            <text:p>433968</text:p>
          </table:table-cell>
          <table:table-cell table:number-columns-repeated="16382"/>
        </table:table-row>
        <table:table-row table:style-name="ro1">
          <table:table-cell office:value-type="date" office:date-value="2021-04-27T00:00:00" table:style-name="ce2">
            <text:p>27-Apr-21</text:p>
          </table:table-cell>
          <table:table-cell office:value-type="float" office:value="366840" table:style-name="ce1">
            <text:p>366840</text:p>
          </table:table-cell>
          <table:table-cell table:number-columns-repeated="16382"/>
        </table:table-row>
        <table:table-row table:style-name="ro1">
          <table:table-cell office:value-type="date" office:date-value="2021-05-27T00:00:00" table:style-name="ce2">
            <text:p>27-May-21</text:p>
          </table:table-cell>
          <table:table-cell office:value-type="float" office:value="576754" table:style-name="ce1">
            <text:p>576754</text:p>
          </table:table-cell>
          <table:table-cell table:number-columns-repeated="16382"/>
        </table:table-row>
        <table:table-row table:style-name="ro1">
          <table:table-cell office:value-type="date" office:date-value="2021-05-19T00:00:00" table:style-name="ce2">
            <text:p>19-May-21</text:p>
          </table:table-cell>
          <table:table-cell office:value-type="float" office:value="475743" table:style-name="ce1">
            <text:p>475743</text:p>
          </table:table-cell>
          <table:table-cell table:number-columns-repeated="16382"/>
        </table:table-row>
        <table:table-row table:style-name="ro1">
          <table:table-cell office:value-type="date" office:date-value="2021-05-31T00:00:00" table:style-name="ce2">
            <text:p>31-May-21</text:p>
          </table:table-cell>
          <table:table-cell office:value-type="float" office:value="470230" table:style-name="ce1">
            <text:p>470230</text:p>
          </table:table-cell>
          <table:table-cell table:number-columns-repeated="16382"/>
        </table:table-row>
        <table:table-row table:style-name="ro1">
          <table:table-cell office:value-type="date" office:date-value="2021-06-10T00:00:00" table:style-name="ce2">
            <text:p>10-Jun-21</text:p>
          </table:table-cell>
          <table:table-cell office:value-type="float" office:value="610360" table:style-name="ce1">
            <text:p>610360</text:p>
          </table:table-cell>
          <table:table-cell table:number-columns-repeated="16382"/>
        </table:table-row>
        <table:table-row table:style-name="ro1">
          <table:table-cell office:value-type="date" office:date-value="2021-05-30T00:00:00" table:style-name="ce2">
            <text:p>30-May-21</text:p>
          </table:table-cell>
          <table:table-cell office:value-type="float" office:value="395103" table:style-name="ce1">
            <text:p>395103</text:p>
          </table:table-cell>
          <table:table-cell table:number-columns-repeated="16382"/>
        </table:table-row>
        <table:table-row table:style-name="ro1">
          <table:table-cell office:value-type="date" office:date-value="2021-06-21T00:00:00" table:style-name="ce2">
            <text:p>21-Jun-21</text:p>
          </table:table-cell>
          <table:table-cell office:value-type="float" office:value="539533" table:style-name="ce1">
            <text:p>539533</text:p>
          </table:table-cell>
          <table:table-cell table:number-columns-repeated="16382"/>
        </table:table-row>
        <table:table-row table:style-name="ro1">
          <table:table-cell office:value-type="date" office:date-value="2020-12-31T00:00:00" table:style-name="ce2">
            <text:p>31-Dec-20</text:p>
          </table:table-cell>
          <table:table-cell office:value-type="float" office:value="22968" table:style-name="ce1">
            <text:p>22968</text:p>
          </table:table-cell>
          <table:table-cell table:number-columns-repeated="16382"/>
        </table:table-row>
        <table:table-row table:style-name="ro1">
          <table:table-cell office:value-type="date" office:date-value="2021-01-27T00:00:00" table:style-name="ce2">
            <text:p>27-Jan-21</text:p>
          </table:table-cell>
          <table:table-cell office:value-type="float" office:value="69754" table:style-name="ce1">
            <text:p>69754</text:p>
          </table:table-cell>
          <table:table-cell table:number-columns-repeated="16382"/>
        </table:table-row>
        <table:table-row table:style-name="ro1">
          <table:table-cell office:value-type="date" office:date-value="2021-02-04T00:00:00" table:style-name="ce2">
            <text:p>04-Feb-21</text:p>
          </table:table-cell>
          <table:table-cell office:value-type="float" office:value="104803" table:style-name="ce1">
            <text:p>104803</text:p>
          </table:table-cell>
          <table:table-cell table:number-columns-repeated="16382"/>
        </table:table-row>
        <table:table-row table:style-name="ro1">
          <table:table-cell office:value-type="date" office:date-value="2021-02-11T00:00:00" table:style-name="ce2">
            <text:p>11-Feb-21</text:p>
          </table:table-cell>
          <table:table-cell office:value-type="float" office:value="72382" table:style-name="ce1">
            <text:p>72382</text:p>
          </table:table-cell>
          <table:table-cell table:number-columns-repeated="16382"/>
        </table:table-row>
        <table:table-row table:style-name="ro1">
          <table:table-cell office:value-type="date" office:date-value="2021-03-10T00:00:00" table:style-name="ce2">
            <text:p>10-Mar-21</text:p>
          </table:table-cell>
          <table:table-cell office:value-type="float" office:value="211419" table:style-name="ce1">
            <text:p>211419</text:p>
          </table:table-cell>
          <table:table-cell table:number-columns-repeated="16382"/>
        </table:table-row>
        <table:table-row table:style-name="ro1">
          <table:table-cell office:value-type="date" office:date-value="2021-03-11T00:00:00" table:style-name="ce2">
            <text:p>11-Mar-21</text:p>
          </table:table-cell>
          <table:table-cell office:value-type="float" office:value="219262" table:style-name="ce1">
            <text:p>219262</text:p>
          </table:table-cell>
          <table:table-cell table:number-columns-repeated="16382"/>
        </table:table-row>
        <table:table-row table:style-name="ro1">
          <table:table-cell office:value-type="date" office:date-value="2021-03-15T00:00:00" table:style-name="ce2">
            <text:p>15-Mar-21</text:p>
          </table:table-cell>
          <table:table-cell office:value-type="float" office:value="171858" table:style-name="ce1">
            <text:p>171858</text:p>
          </table:table-cell>
          <table:table-cell table:number-columns-repeated="16382"/>
        </table:table-row>
        <table:table-row table:style-name="ro1">
          <table:table-cell office:value-type="date" office:date-value="2021-03-20T00:00:00" table:style-name="ce2">
            <text:p>20-Mar-21</text:p>
          </table:table-cell>
          <table:table-cell office:value-type="float" office:value="172924" table:style-name="ce1">
            <text:p>172924</text:p>
          </table:table-cell>
          <table:table-cell table:number-columns-repeated="16382"/>
        </table:table-row>
        <table:table-row table:style-name="ro1">
          <table:table-cell office:value-type="date" office:date-value="2021-03-16T00:00:00" table:style-name="ce2">
            <text:p>16-Mar-21</text:p>
          </table:table-cell>
          <table:table-cell office:value-type="float" office:value="137397" table:style-name="ce1">
            <text:p>137397</text:p>
          </table:table-cell>
          <table:table-cell table:number-columns-repeated="16382"/>
        </table:table-row>
        <table:table-row table:style-name="ro1">
          <table:table-cell office:value-type="date" office:date-value="2021-02-21T00:00:00" table:style-name="ce2">
            <text:p>21-Feb-21</text:p>
          </table:table-cell>
          <table:table-cell office:value-type="float" office:value="50846" table:style-name="ce1">
            <text:p>50846</text:p>
          </table:table-cell>
          <table:table-cell table:number-columns-repeated="16382"/>
        </table:table-row>
        <table:table-row table:style-name="ro1">
          <table:table-cell office:value-type="date" office:date-value="2021-04-14T00:00:00" table:style-name="ce2">
            <text:p>14-Apr-21</text:p>
          </table:table-cell>
          <table:table-cell office:value-type="float" office:value="313362" table:style-name="ce1">
            <text:p>313362</text:p>
          </table:table-cell>
          <table:table-cell table:number-columns-repeated="16382"/>
        </table:table-row>
        <table:table-row table:style-name="ro1">
          <table:table-cell office:value-type="date" office:date-value="2021-05-09T00:00:00" table:style-name="ce2">
            <text:p>09-May-21</text:p>
          </table:table-cell>
          <table:table-cell office:value-type="float" office:value="376413" table:style-name="ce1">
            <text:p>376413</text:p>
          </table:table-cell>
          <table:table-cell table:number-columns-repeated="16382"/>
        </table:table-row>
        <table:table-row table:style-name="ro1">
          <table:table-cell office:value-type="date" office:date-value="2021-05-04T00:00:00" table:style-name="ce2">
            <text:p>04-May-21</text:p>
          </table:table-cell>
          <table:table-cell office:value-type="float" office:value="440207" table:style-name="ce1">
            <text:p>440207</text:p>
          </table:table-cell>
          <table:table-cell table:number-columns-repeated="16382"/>
        </table:table-row>
        <table:table-row table:style-name="ro1">
          <table:table-cell office:value-type="date" office:date-value="2021-04-26T00:00:00" table:style-name="ce2">
            <text:p>26-Apr-21</text:p>
          </table:table-cell>
          <table:table-cell office:value-type="float" office:value="340040" table:style-name="ce1">
            <text:p>340040</text:p>
          </table:table-cell>
          <table:table-cell table:number-columns-repeated="16382"/>
        </table:table-row>
        <table:table-row table:style-name="ro1">
          <table:table-cell office:value-type="date" office:date-value="2021-05-21T00:00:00" table:style-name="ce2">
            <text:p>21-May-21</text:p>
          </table:table-cell>
          <table:table-cell office:value-type="float" office:value="551709" table:style-name="ce1">
            <text:p>551709</text:p>
          </table:table-cell>
          <table:table-cell table:number-columns-repeated="16382"/>
        </table:table-row>
        <table:table-row table:style-name="ro1">
          <table:table-cell office:value-type="date" office:date-value="2021-05-24T00:00:00" table:style-name="ce2">
            <text:p>24-May-21</text:p>
          </table:table-cell>
          <table:table-cell office:value-type="float" office:value="456748" table:style-name="ce1">
            <text:p>456748</text:p>
          </table:table-cell>
          <table:table-cell table:number-columns-repeated="16382"/>
        </table:table-row>
        <table:table-row table:style-name="ro1">
          <table:table-cell office:value-type="date" office:date-value="2021-05-20T00:00:00" table:style-name="ce2">
            <text:p>20-May-21</text:p>
          </table:table-cell>
          <table:table-cell office:value-type="float" office:value="539539" table:style-name="ce1">
            <text:p>539539</text:p>
          </table:table-cell>
          <table:table-cell table:number-columns-repeated="16382"/>
        </table:table-row>
        <table:table-row table:style-name="ro1">
          <table:table-cell office:value-type="date" office:date-value="2021-05-15T00:00:00" table:style-name="ce2">
            <text:p>15-May-21</text:p>
          </table:table-cell>
          <table:table-cell office:value-type="float" office:value="535262" table:style-name="ce1">
            <text:p>535262</text:p>
          </table:table-cell>
          <table:table-cell table:number-columns-repeated="16382"/>
        </table:table-row>
        <table:table-row table:style-name="ro1">
          <table:table-cell office:value-type="date" office:date-value="2021-01-04T00:00:00" table:style-name="ce2">
            <text:p>04-Jan-21</text:p>
          </table:table-cell>
          <table:table-cell office:value-type="float" office:value="67411" table:style-name="ce1">
            <text:p>67411</text:p>
          </table:table-cell>
          <table:table-cell table:number-columns-repeated="16382"/>
        </table:table-row>
        <table:table-row table:style-name="ro1">
          <table:table-cell office:value-type="date" office:date-value="2020-12-28T00:00:00" table:style-name="ce2">
            <text:p>28-Dec-20</text:p>
          </table:table-cell>
          <table:table-cell office:value-type="float" office:value="1430" table:style-name="ce1">
            <text:p>1430</text:p>
          </table:table-cell>
          <table:table-cell table:number-columns-repeated="16382"/>
        </table:table-row>
        <table:table-row table:style-name="ro1">
          <table:table-cell office:value-type="date" office:date-value="2021-01-19T00:00:00" table:style-name="ce2">
            <text:p>19-Jan-21</text:p>
          </table:table-cell>
          <table:table-cell office:value-type="float" office:value="31854" table:style-name="ce1">
            <text:p>31854</text:p>
          </table:table-cell>
          <table:table-cell table:number-columns-repeated="16382"/>
        </table:table-row>
        <table:table-row table:style-name="ro1">
          <table:table-cell office:value-type="date" office:date-value="2021-01-21T00:00:00" table:style-name="ce2">
            <text:p>21-Jan-21</text:p>
          </table:table-cell>
          <table:table-cell office:value-type="float" office:value="34490" table:style-name="ce1">
            <text:p>34490</text:p>
          </table:table-cell>
          <table:table-cell table:number-columns-repeated="16382"/>
        </table:table-row>
        <table:table-row table:style-name="ro1">
          <table:table-cell office:value-type="date" office:date-value="2021-01-23T00:00:00" table:style-name="ce2">
            <text:p>23-Jan-21</text:p>
          </table:table-cell>
          <table:table-cell office:value-type="float" office:value="38265" table:style-name="ce1">
            <text:p>38265</text:p>
          </table:table-cell>
          <table:table-cell table:number-columns-repeated="16382"/>
        </table:table-row>
        <table:table-row table:style-name="ro1">
          <table:table-cell office:value-type="date" office:date-value="2021-01-24T00:00:00" table:style-name="ce2">
            <text:p>24-Jan-21</text:p>
          </table:table-cell>
          <table:table-cell office:value-type="float" office:value="33289" table:style-name="ce1">
            <text:p>33289</text:p>
          </table:table-cell>
          <table:table-cell table:number-columns-repeated="16382"/>
        </table:table-row>
        <table:table-row table:style-name="ro1">
          <table:table-cell office:value-type="date" office:date-value="2021-02-01T00:00:00" table:style-name="ce2">
            <text:p>01-Feb-21</text:p>
          </table:table-cell>
          <table:table-cell office:value-type="float" office:value="82802" table:style-name="ce1">
            <text:p>82802</text:p>
          </table:table-cell>
          <table:table-cell table:number-columns-repeated="16382"/>
        </table:table-row>
        <table:table-row table:style-name="ro1">
          <table:table-cell office:value-type="date" office:date-value="2021-02-05T00:00:00" table:style-name="ce2">
            <text:p>05-Feb-21</text:p>
          </table:table-cell>
          <table:table-cell office:value-type="float" office:value="103050" table:style-name="ce1">
            <text:p>103050</text:p>
          </table:table-cell>
          <table:table-cell table:number-columns-repeated="16382"/>
        </table:table-row>
        <table:table-row table:style-name="ro1">
          <table:table-cell office:value-type="date" office:date-value="2021-02-13T00:00:00" table:style-name="ce2">
            <text:p>13-Feb-21</text:p>
          </table:table-cell>
          <table:table-cell office:value-type="float" office:value="51779" table:style-name="ce1">
            <text:p>51779</text:p>
          </table:table-cell>
          <table:table-cell table:number-columns-repeated="16382"/>
        </table:table-row>
        <table:table-row table:style-name="ro1">
          <table:table-cell office:value-type="date" office:date-value="2021-02-16T00:00:00" table:style-name="ce2">
            <text:p>16-Feb-21</text:p>
          </table:table-cell>
          <table:table-cell office:value-type="float" office:value="69829" table:style-name="ce1">
            <text:p>69829</text:p>
          </table:table-cell>
          <table:table-cell table:number-columns-repeated="16382"/>
        </table:table-row>
        <table:table-row table:style-name="ro1">
          <table:table-cell office:value-type="date" office:date-value="2021-02-20T00:00:00" table:style-name="ce2">
            <text:p>20-Feb-21</text:p>
          </table:table-cell>
          <table:table-cell office:value-type="float" office:value="75933" table:style-name="ce1">
            <text:p>75933</text:p>
          </table:table-cell>
          <table:table-cell table:number-columns-repeated="16382"/>
        </table:table-row>
        <table:table-row table:style-name="ro1">
          <table:table-cell office:value-type="date" office:date-value="2021-03-12T00:00:00" table:style-name="ce2">
            <text:p>12-Mar-21</text:p>
          </table:table-cell>
          <table:table-cell office:value-type="float" office:value="207350" table:style-name="ce1">
            <text:p>207350</text:p>
          </table:table-cell>
          <table:table-cell table:number-columns-repeated="16382"/>
        </table:table-row>
        <table:table-row table:style-name="ro1">
          <table:table-cell office:value-type="date" office:date-value="2021-03-03T00:00:00" table:style-name="ce2">
            <text:p>03-Mar-21</text:p>
          </table:table-cell>
          <table:table-cell office:value-type="float" office:value="183945" table:style-name="ce1">
            <text:p>183945</text:p>
          </table:table-cell>
          <table:table-cell table:number-columns-repeated="16382"/>
        </table:table-row>
        <table:table-row table:style-name="ro1">
          <table:table-cell office:value-type="date" office:date-value="2021-02-23T00:00:00" table:style-name="ce2">
            <text:p>23-Feb-21</text:p>
          </table:table-cell>
          <table:table-cell office:value-type="float" office:value="104519" table:style-name="ce1">
            <text:p>104519</text:p>
          </table:table-cell>
          <table:table-cell table:number-columns-repeated="16382"/>
        </table:table-row>
        <table:table-row table:style-name="ro1">
          <table:table-cell office:value-type="date" office:date-value="2021-02-22T00:00:00" table:style-name="ce2">
            <text:p>22-Feb-21</text:p>
          </table:table-cell>
          <table:table-cell office:value-type="float" office:value="104191" table:style-name="ce1">
            <text:p>104191</text:p>
          </table:table-cell>
          <table:table-cell table:number-columns-repeated="16382"/>
        </table:table-row>
        <table:table-row table:style-name="ro1">
          <table:table-cell office:value-type="date" office:date-value="2021-04-03T00:00:00" table:style-name="ce2">
            <text:p>03-Apr-21</text:p>
          </table:table-cell>
          <table:table-cell office:value-type="float" office:value="227680" table:style-name="ce1">
            <text:p>227680</text:p>
          </table:table-cell>
          <table:table-cell table:number-columns-repeated="16382"/>
        </table:table-row>
        <table:table-row table:style-name="ro1">
          <table:table-cell office:value-type="date" office:date-value="2021-04-01T00:00:00" table:style-name="ce2">
            <text:p>01-Apr-21</text:p>
          </table:table-cell>
          <table:table-cell office:value-type="float" office:value="280935" table:style-name="ce1">
            <text:p>280935</text:p>
          </table:table-cell>
          <table:table-cell table:number-columns-repeated="16382"/>
        </table:table-row>
        <table:table-row table:style-name="ro1">
          <table:table-cell office:value-type="date" office:date-value="2021-03-25T00:00:00" table:style-name="ce2">
            <text:p>25-Mar-21</text:p>
          </table:table-cell>
          <table:table-cell office:value-type="float" office:value="264521" table:style-name="ce1">
            <text:p>264521</text:p>
          </table:table-cell>
          <table:table-cell table:number-columns-repeated="16382"/>
        </table:table-row>
        <table:table-row table:style-name="ro1">
          <table:table-cell office:value-type="date" office:date-value="2021-04-22T00:00:00" table:style-name="ce2">
            <text:p>22-Apr-21</text:p>
          </table:table-cell>
          <table:table-cell office:value-type="float" office:value="392618" table:style-name="ce1">
            <text:p>392618</text:p>
          </table:table-cell>
          <table:table-cell table:number-columns-repeated="16382"/>
        </table:table-row>
        <table:table-row table:style-name="ro1">
          <table:table-cell office:value-type="date" office:date-value="2021-05-08T00:00:00" table:style-name="ce2">
            <text:p>08-May-21</text:p>
          </table:table-cell>
          <table:table-cell office:value-type="float" office:value="505180" table:style-name="ce1">
            <text:p>505180</text:p>
          </table:table-cell>
          <table:table-cell table:number-columns-repeated="16382"/>
        </table:table-row>
        <table:table-row table:style-name="ro1">
          <table:table-cell office:value-type="date" office:date-value="2021-06-18T00:00:00" table:style-name="ce2">
            <text:p>18-Jun-21</text:p>
          </table:table-cell>
          <table:table-cell office:value-type="float" office:value="586880" table:style-name="ce1">
            <text:p>586880</text:p>
          </table:table-cell>
          <table:table-cell table:number-columns-repeated="16382"/>
        </table:table-row>
        <table:table-row table:style-name="ro1">
          <table:table-cell office:value-type="date" office:date-value="2021-06-12T00:00:00" table:style-name="ce2">
            <text:p>12-Jun-21</text:p>
          </table:table-cell>
          <table:table-cell office:value-type="float" office:value="537151" table:style-name="ce1">
            <text:p>537151</text:p>
          </table:table-cell>
          <table:table-cell table:number-columns-repeated="16382"/>
        </table:table-row>
        <table:table-row table:style-name="ro1">
          <table:table-cell office:value-type="date" office:date-value="2021-06-13T00:00:00" table:style-name="ce2">
            <text:p>13-Jun-21</text:p>
          </table:table-cell>
          <table:table-cell office:value-type="float" office:value="414663" table:style-name="ce1">
            <text:p>414663</text:p>
          </table:table-cell>
          <table:table-cell table:number-columns-repeated="16382"/>
        </table:table-row>
        <table:table-row table:style-name="ro1">
          <table:table-cell office:value-type="date" office:date-value="2021-06-22T00:00:00" table:style-name="ce2">
            <text:p>22-Jun-21</text:p>
          </table:table-cell>
          <table:table-cell office:value-type="float" office:value="550084" table:style-name="ce1">
            <text:p>550084</text:p>
          </table:table-cell>
          <table:table-cell table:number-columns-repeated="16382"/>
        </table:table-row>
        <table:table-row table:style-name="ro1">
          <table:table-cell office:value-type="date" office:date-value="2021-01-01T00:00:00" table:style-name="ce2">
            <text:p>01-Jan-21</text:p>
          </table:table-cell>
          <table:table-cell office:value-type="float" office:value="10847" table:style-name="ce1">
            <text:p>10847</text:p>
          </table:table-cell>
          <table:table-cell table:number-columns-repeated="16382"/>
        </table:table-row>
        <table:table-row table:style-name="ro1">
          <table:table-cell office:value-type="date" office:date-value="2021-01-09T00:00:00" table:style-name="ce2">
            <text:p>09-Jan-21</text:p>
          </table:table-cell>
          <table:table-cell office:value-type="float" office:value="86120" table:style-name="ce1">
            <text:p>86120</text:p>
          </table:table-cell>
          <table:table-cell table:number-columns-repeated="16382"/>
        </table:table-row>
        <table:table-row table:style-name="ro1">
          <table:table-cell office:value-type="date" office:date-value="2021-01-17T00:00:00" table:style-name="ce2">
            <text:p>17-Jan-21</text:p>
          </table:table-cell>
          <table:table-cell office:value-type="float" office:value="34617" table:style-name="ce1">
            <text:p>34617</text:p>
          </table:table-cell>
          <table:table-cell table:number-columns-repeated="16382"/>
        </table:table-row>
        <table:table-row table:style-name="ro1">
          <table:table-cell office:value-type="date" office:date-value="2021-01-18T00:00:00" table:style-name="ce2">
            <text:p>18-Jan-21</text:p>
          </table:table-cell>
          <table:table-cell office:value-type="float" office:value="41405" table:style-name="ce1">
            <text:p>41405</text:p>
          </table:table-cell>
          <table:table-cell table:number-columns-repeated="16382"/>
        </table:table-row>
        <table:table-row table:style-name="ro1">
          <table:table-cell office:value-type="date" office:date-value="2021-01-20T00:00:00" table:style-name="ce2">
            <text:p>20-Jan-21</text:p>
          </table:table-cell>
          <table:table-cell office:value-type="float" office:value="30036" table:style-name="ce1">
            <text:p>30036</text:p>
          </table:table-cell>
          <table:table-cell table:number-columns-repeated="16382"/>
        </table:table-row>
        <table:table-row table:style-name="ro1">
          <table:table-cell office:value-type="date" office:date-value="2021-03-09T00:00:00" table:style-name="ce2">
            <text:p>09-Mar-21</text:p>
          </table:table-cell>
          <table:table-cell office:value-type="float" office:value="191922" table:style-name="ce1">
            <text:p>191922</text:p>
          </table:table-cell>
          <table:table-cell table:number-columns-repeated="16382"/>
        </table:table-row>
        <table:table-row table:style-name="ro1">
          <table:table-cell office:value-type="date" office:date-value="2021-02-26T00:00:00" table:style-name="ce2">
            <text:p>26-Feb-21</text:p>
          </table:table-cell>
          <table:table-cell office:value-type="float" office:value="135300" table:style-name="ce1">
            <text:p>135300</text:p>
          </table:table-cell>
          <table:table-cell table:number-columns-repeated="16382"/>
        </table:table-row>
        <table:table-row table:style-name="ro1">
          <table:table-cell office:value-type="date" office:date-value="2021-04-13T00:00:00" table:style-name="ce2">
            <text:p>13-Apr-21</text:p>
          </table:table-cell>
          <table:table-cell office:value-type="float" office:value="282930" table:style-name="ce1">
            <text:p>282930</text:p>
          </table:table-cell>
          <table:table-cell table:number-columns-repeated="16382"/>
        </table:table-row>
        <table:table-row table:style-name="ro1">
          <table:table-cell office:value-type="date" office:date-value="2021-03-06T00:00:00" table:style-name="ce2">
            <text:p>06-Mar-21</text:p>
          </table:table-cell>
          <table:table-cell office:value-type="float" office:value="172676" table:style-name="ce1">
            <text:p>172676</text:p>
          </table:table-cell>
          <table:table-cell table:number-columns-repeated="16382"/>
        </table:table-row>
        <table:table-row table:style-name="ro1">
          <table:table-cell office:value-type="date" office:date-value="2021-04-07T00:00:00" table:style-name="ce2">
            <text:p>07-Apr-21</text:p>
          </table:table-cell>
          <table:table-cell office:value-type="float" office:value="319729" table:style-name="ce1">
            <text:p>319729</text:p>
          </table:table-cell>
          <table:table-cell table:number-columns-repeated="16382"/>
        </table:table-row>
        <table:table-row table:style-name="ro1">
          <table:table-cell office:value-type="date" office:date-value="2021-02-24T00:00:00" table:style-name="ce2">
            <text:p>24-Feb-21</text:p>
          </table:table-cell>
          <table:table-cell office:value-type="float" office:value="119228" table:style-name="ce1">
            <text:p>119228</text:p>
          </table:table-cell>
          <table:table-cell table:number-columns-repeated="16382"/>
        </table:table-row>
        <table:table-row table:style-name="ro1">
          <table:table-cell office:value-type="date" office:date-value="2021-02-28T00:00:00" table:style-name="ce2">
            <text:p>28-Feb-21</text:p>
          </table:table-cell>
          <table:table-cell office:value-type="float" office:value="78070" table:style-name="ce1">
            <text:p>78070</text:p>
          </table:table-cell>
          <table:table-cell table:number-columns-repeated="16382"/>
        </table:table-row>
        <table:table-row table:style-name="ro1">
          <table:table-cell office:value-type="date" office:date-value="2021-03-31T00:00:00" table:style-name="ce2">
            <text:p>31-Mar-21</text:p>
          </table:table-cell>
          <table:table-cell office:value-type="float" office:value="300601" table:style-name="ce1">
            <text:p>300601</text:p>
          </table:table-cell>
          <table:table-cell table:number-columns-repeated="16382"/>
        </table:table-row>
        <table:table-row table:style-name="ro1">
          <table:table-cell office:value-type="date" office:date-value="2021-04-05T00:00:00" table:style-name="ce2">
            <text:p>05-Apr-21</text:p>
          </table:table-cell>
          <table:table-cell office:value-type="float" office:value="170171" table:style-name="ce1">
            <text:p>170171</text:p>
          </table:table-cell>
          <table:table-cell table:number-columns-repeated="16382"/>
        </table:table-row>
        <table:table-row table:style-name="ro1">
          <table:table-cell office:value-type="date" office:date-value="2021-03-24T00:00:00" table:style-name="ce2">
            <text:p>24-Mar-21</text:p>
          </table:table-cell>
          <table:table-cell office:value-type="float" office:value="251709" table:style-name="ce1">
            <text:p>251709</text:p>
          </table:table-cell>
          <table:table-cell table:number-columns-repeated="16382"/>
        </table:table-row>
        <table:table-row table:style-name="ro1">
          <table:table-cell office:value-type="date" office:date-value="2021-04-28T00:00:00" table:style-name="ce2">
            <text:p>28-Apr-21</text:p>
          </table:table-cell>
          <table:table-cell office:value-type="float" office:value="401812" table:style-name="ce1">
            <text:p>401812</text:p>
          </table:table-cell>
          <table:table-cell table:number-columns-repeated="16382"/>
        </table:table-row>
        <table:table-row table:style-name="ro1">
          <table:table-cell office:value-type="date" office:date-value="2021-05-03T00:00:00" table:style-name="ce2">
            <text:p>03-May-21</text:p>
          </table:table-cell>
          <table:table-cell office:value-type="float" office:value="405954" table:style-name="ce1">
            <text:p>405954</text:p>
          </table:table-cell>
          <table:table-cell table:number-columns-repeated="16382"/>
        </table:table-row>
        <table:table-row table:style-name="ro1">
          <table:table-cell office:value-type="date" office:date-value="2021-05-28T00:00:00" table:style-name="ce2">
            <text:p>28-May-21</text:p>
          </table:table-cell>
          <table:table-cell office:value-type="float" office:value="581180" table:style-name="ce1">
            <text:p>581180</text:p>
          </table:table-cell>
          <table:table-cell table:number-columns-repeated="16382"/>
        </table:table-row>
        <table:table-row table:style-name="ro1">
          <table:table-cell office:value-type="date" office:date-value="2021-05-14T00:00:00" table:style-name="ce2">
            <text:p>14-May-21</text:p>
          </table:table-cell>
          <table:table-cell office:value-type="float" office:value="542758" table:style-name="ce1">
            <text:p>542758</text:p>
          </table:table-cell>
          <table:table-cell table:number-columns-repeated="16382"/>
        </table:table-row>
        <table:table-row table:style-name="ro1">
          <table:table-cell office:value-type="date" office:date-value="2021-05-17T00:00:00" table:style-name="ce2">
            <text:p>17-May-21</text:p>
          </table:table-cell>
          <table:table-cell office:value-type="float" office:value="458216" table:style-name="ce1">
            <text:p>458216</text:p>
          </table:table-cell>
          <table:table-cell table:number-columns-repeated="16382"/>
        </table:table-row>
        <table:table-row table:style-name="ro1">
          <table:table-cell office:value-type="date" office:date-value="2021-06-15T00:00:00" table:style-name="ce2">
            <text:p>15-Jun-21</text:p>
          </table:table-cell>
          <table:table-cell office:value-type="float" office:value="515427" table:style-name="ce1">
            <text:p>515427</text:p>
          </table:table-cell>
          <table:table-cell table:number-columns-repeated="16382"/>
        </table:table-row>
        <table:table-row table:style-name="ro1">
          <table:table-cell office:value-type="date" office:date-value="2021-06-07T00:00:00" table:style-name="ce2">
            <text:p>07-Jun-21</text:p>
          </table:table-cell>
          <table:table-cell office:value-type="float" office:value="556713" table:style-name="ce1">
            <text:p>556713</text:p>
          </table:table-cell>
          <table:table-cell table:number-columns-repeated="16382"/>
        </table:table-row>
        <table:table-row table:style-name="ro1">
          <table:table-cell office:value-type="date" office:date-value="2021-01-02T00:00:00" table:style-name="ce2">
            <text:p>02-Jan-21</text:p>
          </table:table-cell>
          <table:table-cell office:value-type="float" office:value="37931" table:style-name="ce1">
            <text:p>37931</text:p>
          </table:table-cell>
          <table:table-cell table:number-columns-repeated="16382"/>
        </table:table-row>
        <table:table-row table:style-name="ro1">
          <table:table-cell office:value-type="date" office:date-value="2021-01-08T00:00:00" table:style-name="ce2">
            <text:p>08-Jan-21</text:p>
          </table:table-cell>
          <table:table-cell office:value-type="float" office:value="92612" table:style-name="ce1">
            <text:p>92612</text:p>
          </table:table-cell>
          <table:table-cell table:number-columns-repeated="16382"/>
        </table:table-row>
        <table:table-row table:style-name="ro1">
          <table:table-cell office:value-type="date" office:date-value="2021-01-12T00:00:00" table:style-name="ce2">
            <text:p>12-Jan-21</text:p>
          </table:table-cell>
          <table:table-cell office:value-type="float" office:value="80153" table:style-name="ce1">
            <text:p>80153</text:p>
          </table:table-cell>
          <table:table-cell table:number-columns-repeated="16382"/>
        </table:table-row>
        <table:table-row table:style-name="ro1">
          <table:table-cell office:value-type="date" office:date-value="2021-01-14T00:00:00" table:style-name="ce2">
            <text:p>14-Jan-21</text:p>
          </table:table-cell>
          <table:table-cell office:value-type="float" office:value="91377" table:style-name="ce1">
            <text:p>91377</text:p>
          </table:table-cell>
          <table:table-cell table:number-columns-repeated="16382"/>
        </table:table-row>
        <table:table-row table:style-name="ro1">
          <table:table-cell office:value-type="date" office:date-value="2021-01-15T00:00:00" table:style-name="ce2">
            <text:p>15-Jan-21</text:p>
          </table:table-cell>
          <table:table-cell office:value-type="float" office:value="85993" table:style-name="ce1">
            <text:p>85993</text:p>
          </table:table-cell>
          <table:table-cell table:number-columns-repeated="16382"/>
        </table:table-row>
        <table:table-row table:style-name="ro1">
          <table:table-cell office:value-type="date" office:date-value="2021-01-25T00:00:00" table:style-name="ce2">
            <text:p>25-Jan-21</text:p>
          </table:table-cell>
          <table:table-cell office:value-type="float" office:value="67693" table:style-name="ce1">
            <text:p>67693</text:p>
          </table:table-cell>
          <table:table-cell table:number-columns-repeated="16382"/>
        </table:table-row>
        <table:table-row table:style-name="ro1">
          <table:table-cell office:value-type="date" office:date-value="2021-02-09T00:00:00" table:style-name="ce2">
            <text:p>09-Feb-21</text:p>
          </table:table-cell>
          <table:table-cell office:value-type="float" office:value="65556" table:style-name="ce1">
            <text:p>65556</text:p>
          </table:table-cell>
          <table:table-cell table:number-columns-repeated="16382"/>
        </table:table-row>
        <table:table-row table:style-name="ro1">
          <table:table-cell office:value-type="date" office:date-value="2021-02-12T00:00:00" table:style-name="ce2">
            <text:p>12-Feb-21</text:p>
          </table:table-cell>
          <table:table-cell office:value-type="float" office:value="72186" table:style-name="ce1">
            <text:p>72186</text:p>
          </table:table-cell>
          <table:table-cell table:number-columns-repeated="16382"/>
        </table:table-row>
        <table:table-row table:style-name="ro1">
          <table:table-cell office:value-type="date" office:date-value="2021-03-01T00:00:00" table:style-name="ce2">
            <text:p>01-Mar-21</text:p>
          </table:table-cell>
          <table:table-cell office:value-type="float" office:value="133411" table:style-name="ce1">
            <text:p>133411</text:p>
          </table:table-cell>
          <table:table-cell table:number-columns-repeated="16382"/>
        </table:table-row>
        <table:table-row table:style-name="ro1">
          <table:table-cell office:value-type="date" office:date-value="2021-02-27T00:00:00" table:style-name="ce2">
            <text:p>27-Feb-21</text:p>
          </table:table-cell>
          <table:table-cell office:value-type="float" office:value="123186" table:style-name="ce1">
            <text:p>123186</text:p>
          </table:table-cell>
          <table:table-cell table:number-columns-repeated="16382"/>
        </table:table-row>
        <table:table-row table:style-name="ro1">
          <table:table-cell office:value-type="date" office:date-value="2021-03-02T00:00:00" table:style-name="ce2">
            <text:p>02-Mar-21</text:p>
          </table:table-cell>
          <table:table-cell office:value-type="float" office:value="159835" table:style-name="ce1">
            <text:p>159835</text:p>
          </table:table-cell>
          <table:table-cell table:number-columns-repeated="16382"/>
        </table:table-row>
        <table:table-row table:style-name="ro1">
          <table:table-cell office:value-type="date" office:date-value="2021-04-08T00:00:00" table:style-name="ce2">
            <text:p>08-Apr-21</text:p>
          </table:table-cell>
          <table:table-cell office:value-type="float" office:value="327828" table:style-name="ce1">
            <text:p>327828</text:p>
          </table:table-cell>
          <table:table-cell table:number-columns-repeated="16382"/>
        </table:table-row>
        <table:table-row table:style-name="ro1">
          <table:table-cell office:value-type="date" office:date-value="2021-04-04T00:00:00" table:style-name="ce2">
            <text:p>04-Apr-21</text:p>
          </table:table-cell>
          <table:table-cell office:value-type="float" office:value="96177" table:style-name="ce1">
            <text:p>96177</text:p>
          </table:table-cell>
          <table:table-cell table:number-columns-repeated="16382"/>
        </table:table-row>
        <table:table-row table:style-name="ro1">
          <table:table-cell office:value-type="date" office:date-value="2021-03-30T00:00:00" table:style-name="ce2">
            <text:p>30-Mar-21</text:p>
          </table:table-cell>
          <table:table-cell office:value-type="float" office:value="264465" table:style-name="ce1">
            <text:p>264465</text:p>
          </table:table-cell>
          <table:table-cell table:number-columns-repeated="16382"/>
        </table:table-row>
        <table:table-row table:style-name="ro1">
          <table:table-cell office:value-type="date" office:date-value="2021-03-27T00:00:00" table:style-name="ce2">
            <text:p>27-Mar-21</text:p>
          </table:table-cell>
          <table:table-cell office:value-type="float" office:value="235667" table:style-name="ce1">
            <text:p>235667</text:p>
          </table:table-cell>
          <table:table-cell table:number-columns-repeated="16382"/>
        </table:table-row>
        <table:table-row table:style-name="ro1">
          <table:table-cell office:value-type="date" office:date-value="2021-04-18T00:00:00" table:style-name="ce2">
            <text:p>18-Apr-21</text:p>
          </table:table-cell>
          <table:table-cell office:value-type="float" office:value="237126" table:style-name="ce1">
            <text:p>237126</text:p>
          </table:table-cell>
          <table:table-cell table:number-columns-repeated="16382"/>
        </table:table-row>
        <table:table-row table:style-name="ro1">
          <table:table-cell office:value-type="date" office:date-value="2021-04-21T00:00:00" table:style-name="ce2">
            <text:p>21-Apr-21</text:p>
          </table:table-cell>
          <table:table-cell office:value-type="float" office:value="366882" table:style-name="ce1">
            <text:p>366882</text:p>
          </table:table-cell>
          <table:table-cell table:number-columns-repeated="16382"/>
        </table:table-row>
        <table:table-row table:style-name="ro1">
          <table:table-cell office:value-type="date" office:date-value="2021-04-25T00:00:00" table:style-name="ce2">
            <text:p>25-Apr-21</text:p>
          </table:table-cell>
          <table:table-cell office:value-type="float" office:value="262554" table:style-name="ce1">
            <text:p>262554</text:p>
          </table:table-cell>
          <table:table-cell table:number-columns-repeated="16382"/>
        </table:table-row>
        <table:table-row table:style-name="ro1">
          <table:table-cell office:value-type="date" office:date-value="2021-04-30T00:00:00" table:style-name="ce2">
            <text:p>30-Apr-21</text:p>
          </table:table-cell>
          <table:table-cell office:value-type="float" office:value="518813" table:style-name="ce1">
            <text:p>518813</text:p>
          </table:table-cell>
          <table:table-cell table:number-columns-repeated="16382"/>
        </table:table-row>
        <table:table-row table:style-name="ro1">
          <table:table-cell office:value-type="date" office:date-value="2021-05-29T00:00:00" table:style-name="ce2">
            <text:p>29-May-21</text:p>
          </table:table-cell>
          <table:table-cell office:value-type="float" office:value="513638" table:style-name="ce1">
            <text:p>513638</text:p>
          </table:table-cell>
          <table:table-cell table:number-columns-repeated="16382"/>
        </table:table-row>
        <table:table-row table:style-name="ro1">
          <table:table-cell office:value-type="date" office:date-value="2021-04-24T00:00:00" table:style-name="ce2">
            <text:p>24-Apr-21</text:p>
          </table:table-cell>
          <table:table-cell office:value-type="float" office:value="377743" table:style-name="ce1">
            <text:p>377743</text:p>
          </table:table-cell>
          <table:table-cell table:number-columns-repeated="16382"/>
        </table:table-row>
        <table:table-row table:style-name="ro1">
          <table:table-cell office:value-type="date" office:date-value="2021-04-23T00:00:00" table:style-name="ce2">
            <text:p>23-Apr-21</text:p>
          </table:table-cell>
          <table:table-cell office:value-type="float" office:value="396016" table:style-name="ce1">
            <text:p>396016</text:p>
          </table:table-cell>
          <table:table-cell table:number-columns-repeated="16382"/>
        </table:table-row>
        <table:table-row table:style-name="ro1">
          <table:table-cell office:value-type="date" office:date-value="2021-06-09T00:00:00" table:style-name="ce2">
            <text:p>09-Jun-21</text:p>
          </table:table-cell>
          <table:table-cell office:value-type="float" office:value="576152" table:style-name="ce1">
            <text:p>576152</text:p>
          </table:table-cell>
          <table:table-cell table:number-columns-repeated="16382"/>
        </table:table-row>
        <table:table-row table:style-name="ro1">
          <table:table-cell office:value-type="date" office:date-value="2021-06-08T00:00:00" table:style-name="ce2">
            <text:p>08-Jun-21</text:p>
          </table:table-cell>
          <table:table-cell office:value-type="float" office:value="565410" table:style-name="ce1">
            <text:p>565410</text:p>
          </table:table-cell>
          <table:table-cell table:number-columns-repeated="16382"/>
        </table:table-row>
        <table:table-row table:style-name="ro1">
          <table:table-cell office:value-type="date" office:date-value="2021-06-19T00:00:00" table:style-name="ce2">
            <text:p>19-Jun-21</text:p>
          </table:table-cell>
          <table:table-cell office:value-type="float" office:value="535567" table:style-name="ce1">
            <text:p>535567</text:p>
          </table:table-cell>
          <table:table-cell table:number-columns-repeated="16382"/>
        </table:table-row>
        <table:table-row table:style-name="ro1">
          <table:table-cell office:value-type="date" office:date-value="2021-01-05T00:00:00" table:style-name="ce2">
            <text:p>05-Jan-21</text:p>
          </table:table-cell>
          <table:table-cell office:value-type="float" office:value="78182" table:style-name="ce1">
            <text:p>78182</text:p>
          </table:table-cell>
          <table:table-cell table:number-columns-repeated="16382"/>
        </table:table-row>
        <table:table-row table:style-name="ro1">
          <table:table-cell office:value-type="date" office:date-value="2021-01-07T00:00:00" table:style-name="ce2">
            <text:p>07-Jan-21</text:p>
          </table:table-cell>
          <table:table-cell office:value-type="float" office:value="89943" table:style-name="ce1">
            <text:p>89943</text:p>
          </table:table-cell>
          <table:table-cell table:number-columns-repeated="16382"/>
        </table:table-row>
        <table:table-row table:style-name="ro1">
          <table:table-cell office:value-type="date" office:date-value="2021-01-03T00:00:00" table:style-name="ce2">
            <text:p>03-Jan-21</text:p>
          </table:table-cell>
          <table:table-cell office:value-type="float" office:value="34737" table:style-name="ce1">
            <text:p>34737</text:p>
          </table:table-cell>
          <table:table-cell table:number-columns-repeated="16382"/>
        </table:table-row>
        <table:table-row table:style-name="ro1">
          <table:table-cell office:value-type="date" office:date-value="2021-01-31T00:00:00" table:style-name="ce2">
            <text:p>31-Jan-21</text:p>
          </table:table-cell>
          <table:table-cell office:value-type="float" office:value="59450" table:style-name="ce1">
            <text:p>59450</text:p>
          </table:table-cell>
          <table:table-cell table:number-columns-repeated="16382"/>
        </table:table-row>
        <table:table-row table:style-name="ro1">
          <table:table-cell office:value-type="date" office:date-value="2021-03-19T00:00:00" table:style-name="ce2">
            <text:p>19-Mar-21</text:p>
          </table:table-cell>
          <table:table-cell office:value-type="float" office:value="171211" table:style-name="ce1">
            <text:p>171211</text:p>
          </table:table-cell>
          <table:table-cell table:number-columns-repeated="16382"/>
        </table:table-row>
        <table:table-row table:style-name="ro1">
          <table:table-cell office:value-type="date" office:date-value="2021-03-08T00:00:00" table:style-name="ce2">
            <text:p>08-Mar-21</text:p>
          </table:table-cell>
          <table:table-cell office:value-type="float" office:value="178479" table:style-name="ce1">
            <text:p>178479</text:p>
          </table:table-cell>
          <table:table-cell table:number-columns-repeated="16382"/>
        </table:table-row>
        <table:table-row table:style-name="ro1">
          <table:table-cell office:value-type="date" office:date-value="2021-04-06T00:00:00" table:style-name="ce2">
            <text:p>06-Apr-21</text:p>
          </table:table-cell>
          <table:table-cell office:value-type="float" office:value="279830" table:style-name="ce1">
            <text:p>279830</text:p>
          </table:table-cell>
          <table:table-cell table:number-columns-repeated="16382"/>
        </table:table-row>
        <table:table-row table:style-name="ro1">
          <table:table-cell office:value-type="date" office:date-value="2021-04-10T00:00:00" table:style-name="ce2">
            <text:p>10-Apr-21</text:p>
          </table:table-cell>
          <table:table-cell office:value-type="float" office:value="312559" table:style-name="ce1">
            <text:p>312559</text:p>
          </table:table-cell>
          <table:table-cell table:number-columns-repeated="16382"/>
        </table:table-row>
        <table:table-row table:style-name="ro1">
          <table:table-cell office:value-type="date" office:date-value="2021-03-29T00:00:00" table:style-name="ce2">
            <text:p>29-Mar-21</text:p>
          </table:table-cell>
          <table:table-cell office:value-type="float" office:value="239036" table:style-name="ce1">
            <text:p>239036</text:p>
          </table:table-cell>
          <table:table-cell table:number-columns-repeated="16382"/>
        </table:table-row>
        <table:table-row table:style-name="ro1">
          <table:table-cell office:value-type="date" office:date-value="2021-04-29T00:00:00" table:style-name="ce2">
            <text:p>29-Apr-21</text:p>
          </table:table-cell>
          <table:table-cell office:value-type="float" office:value="521132" table:style-name="ce1">
            <text:p>521132</text:p>
          </table:table-cell>
          <table:table-cell table:number-columns-repeated="16382"/>
        </table:table-row>
        <table:table-row table:style-name="ro1">
          <table:table-cell office:value-type="date" office:date-value="2021-05-25T00:00:00" table:style-name="ce2">
            <text:p>25-May-21</text:p>
          </table:table-cell>
          <table:table-cell office:value-type="float" office:value="467815" table:style-name="ce1">
            <text:p>467815</text:p>
          </table:table-cell>
          <table:table-cell table:number-columns-repeated="16382"/>
        </table:table-row>
        <table:table-row table:style-name="ro1">
          <table:table-cell office:value-type="date" office:date-value="2021-05-23T00:00:00" table:style-name="ce2">
            <text:p>23-May-21</text:p>
          </table:table-cell>
          <table:table-cell office:value-type="float" office:value="400878" table:style-name="ce1">
            <text:p>400878</text:p>
          </table:table-cell>
          <table:table-cell table:number-columns-repeated="16382"/>
        </table:table-row>
        <table:table-row table:style-name="ro1">
          <table:table-cell office:value-type="date" office:date-value="2021-05-16T00:00:00" table:style-name="ce2">
            <text:p>16-May-21</text:p>
          </table:table-cell>
          <table:table-cell office:value-type="float" office:value="405828" table:style-name="ce1">
            <text:p>405828</text:p>
          </table:table-cell>
          <table:table-cell table:number-columns-repeated="16382"/>
        </table:table-row>
        <table:table-row table:style-name="ro1">
          <table:table-cell office:value-type="date" office:date-value="2021-06-03T00:00:00" table:style-name="ce2">
            <text:p>03-Jun-21</text:p>
          </table:table-cell>
          <table:table-cell office:value-type="float" office:value="584866" table:style-name="ce1">
            <text:p>584866</text:p>
          </table:table-cell>
          <table:table-cell table:number-columns-repeated="16382"/>
        </table:table-row>
        <table:table-row table:style-name="ro1">
          <table:table-cell office:value-type="date" office:date-value="2021-06-04T00:00:00" table:style-name="ce2">
            <text:p>04-Jun-21</text:p>
          </table:table-cell>
          <table:table-cell office:value-type="float" office:value="616301" table:style-name="ce1">
            <text:p>616301</text:p>
          </table:table-cell>
          <table:table-cell table:number-columns-repeated="16382"/>
        </table:table-row>
        <table:table-row table:style-name="ro1">
          <table:table-cell office:value-type="date" office:date-value="2021-06-06T00:00:00" table:style-name="ce2">
            <text:p>06-Jun-21</text:p>
          </table:table-cell>
          <table:table-cell office:value-type="float" office:value="502485" table:style-name="ce1">
            <text:p>502485</text:p>
          </table:table-cell>
          <table:table-cell table:number-columns-repeated="16382"/>
        </table:table-row>
        <table:table-row table:style-name="ro1">
          <table:table-cell office:value-type="date" office:date-value="2021-06-24T00:00:00" table:style-name="ce2">
            <text:p>24-Jun-21</text:p>
          </table:table-cell>
          <table:table-cell office:value-type="float" office:value="562613" table:style-name="ce1">
            <text:p>562613</text:p>
          </table:table-cell>
          <table:table-cell table:number-columns-repeated="16382"/>
        </table:table-row>
        <table:table-row table:style-name="ro1">
          <table:table-cell office:value-type="date" office:date-value="2021-01-06T00:00:00" table:style-name="ce2">
            <text:p>06-Jan-21</text:p>
          </table:table-cell>
          <table:table-cell office:value-type="float" office:value="64922" table:style-name="ce1">
            <text:p>64922</text:p>
          </table:table-cell>
          <table:table-cell table:number-columns-repeated="16382"/>
        </table:table-row>
        <table:table-row table:style-name="ro1">
          <table:table-cell office:value-type="date" office:date-value="2020-12-27T00:00:00" table:style-name="ce2">
            <text:p>27-Dec-20</text:p>
          </table:table-cell>
          <table:table-cell office:value-type="float" office:value="6974" table:style-name="ce1">
            <text:p>6974</text:p>
          </table:table-cell>
          <table:table-cell table:number-columns-repeated="16382"/>
        </table:table-row>
        <table:table-row table:style-name="ro1">
          <table:table-cell office:value-type="date" office:date-value="2021-01-11T00:00:00" table:style-name="ce2">
            <text:p>11-Jan-21</text:p>
          </table:table-cell>
          <table:table-cell office:value-type="float" office:value="78847" table:style-name="ce1">
            <text:p>78847</text:p>
          </table:table-cell>
          <table:table-cell table:number-columns-repeated="16382"/>
        </table:table-row>
        <table:table-row table:style-name="ro1">
          <table:table-cell office:value-type="date" office:date-value="2021-01-13T00:00:00" table:style-name="ce2">
            <text:p>13-Jan-21</text:p>
          </table:table-cell>
          <table:table-cell office:value-type="float" office:value="92625" table:style-name="ce1">
            <text:p>92625</text:p>
          </table:table-cell>
          <table:table-cell table:number-columns-repeated="16382"/>
        </table:table-row>
        <table:table-row table:style-name="ro1">
          <table:table-cell office:value-type="date" office:date-value="2021-01-16T00:00:00" table:style-name="ce2">
            <text:p>16-Jan-21</text:p>
          </table:table-cell>
          <table:table-cell office:value-type="float" office:value="61774" table:style-name="ce1">
            <text:p>61774</text:p>
          </table:table-cell>
          <table:table-cell table:number-columns-repeated="16382"/>
        </table:table-row>
        <table:table-row table:style-name="ro1">
          <table:table-cell office:value-type="date" office:date-value="2021-01-22T00:00:00" table:style-name="ce2">
            <text:p>22-Jan-21</text:p>
          </table:table-cell>
          <table:table-cell office:value-type="float" office:value="24781" table:style-name="ce1">
            <text:p>24781</text:p>
          </table:table-cell>
          <table:table-cell table:number-columns-repeated="16382"/>
        </table:table-row>
        <table:table-row table:style-name="ro1">
          <table:table-cell office:value-type="date" office:date-value="2021-01-29T00:00:00" table:style-name="ce2">
            <text:p>29-Jan-21</text:p>
          </table:table-cell>
          <table:table-cell office:value-type="float" office:value="94893" table:style-name="ce1">
            <text:p>94893</text:p>
          </table:table-cell>
          <table:table-cell table:number-columns-repeated="16382"/>
        </table:table-row>
        <table:table-row table:style-name="ro1">
          <table:table-cell office:value-type="date" office:date-value="2021-02-02T00:00:00" table:style-name="ce2">
            <text:p>02-Feb-21</text:p>
          </table:table-cell>
          <table:table-cell office:value-type="float" office:value="85154" table:style-name="ce1">
            <text:p>85154</text:p>
          </table:table-cell>
          <table:table-cell table:number-columns-repeated="16382"/>
        </table:table-row>
        <table:table-row table:style-name="ro1">
          <table:table-cell office:value-type="date" office:date-value="2021-02-10T00:00:00" table:style-name="ce2">
            <text:p>10-Feb-21</text:p>
          </table:table-cell>
          <table:table-cell office:value-type="float" office:value="70244" table:style-name="ce1">
            <text:p>70244</text:p>
          </table:table-cell>
          <table:table-cell table:number-columns-repeated="16382"/>
        </table:table-row>
        <table:table-row table:style-name="ro1">
          <table:table-cell office:value-type="date" office:date-value="2021-03-22T00:00:00" table:style-name="ce2">
            <text:p>22-Mar-21</text:p>
          </table:table-cell>
          <table:table-cell office:value-type="float" office:value="192103" table:style-name="ce1">
            <text:p>192103</text:p>
          </table:table-cell>
          <table:table-cell table:number-columns-repeated="16382"/>
        </table:table-row>
        <table:table-row table:style-name="ro1">
          <table:table-cell office:value-type="date" office:date-value="2021-04-12T00:00:00" table:style-name="ce2">
            <text:p>12-Apr-21</text:p>
          </table:table-cell>
          <table:table-cell office:value-type="float" office:value="261494" table:style-name="ce1">
            <text:p>261494</text:p>
          </table:table-cell>
          <table:table-cell table:number-columns-repeated="16382"/>
        </table:table-row>
        <table:table-row table:style-name="ro1">
          <table:table-cell office:value-type="date" office:date-value="2021-03-26T00:00:00" table:style-name="ce2">
            <text:p>26-Mar-21</text:p>
          </table:table-cell>
          <table:table-cell office:value-type="float" office:value="265651" table:style-name="ce1">
            <text:p>265651</text:p>
          </table:table-cell>
          <table:table-cell table:number-columns-repeated="16382"/>
        </table:table-row>
        <table:table-row table:style-name="ro1">
          <table:table-cell office:value-type="date" office:date-value="2021-04-11T00:00:00" table:style-name="ce2">
            <text:p>11-Apr-21</text:p>
          </table:table-cell>
          <table:table-cell office:value-type="float" office:value="196778" table:style-name="ce1">
            <text:p>196778</text:p>
          </table:table-cell>
          <table:table-cell table:number-columns-repeated="16382"/>
        </table:table-row>
        <table:table-row table:style-name="ro1">
          <table:table-cell office:value-type="date" office:date-value="2021-04-17T00:00:00" table:style-name="ce2">
            <text:p>17-Apr-21</text:p>
          </table:table-cell>
          <table:table-cell office:value-type="float" office:value="352281" table:style-name="ce1">
            <text:p>352281</text:p>
          </table:table-cell>
          <table:table-cell table:number-columns-repeated="16382"/>
        </table:table-row>
        <table:table-row table:style-name="ro1">
          <table:table-cell office:value-type="date" office:date-value="2021-05-02T00:00:00" table:style-name="ce2">
            <text:p>02-May-21</text:p>
          </table:table-cell>
          <table:table-cell office:value-type="float" office:value="363724" table:style-name="ce1">
            <text:p>363724</text:p>
          </table:table-cell>
          <table:table-cell table:number-columns-repeated="16382"/>
        </table:table-row>
        <table:table-row table:style-name="ro1">
          <table:table-cell office:value-type="date" office:date-value="2021-05-22T00:00:00" table:style-name="ce2">
            <text:p>22-May-21</text:p>
          </table:table-cell>
          <table:table-cell office:value-type="float" office:value="508032" table:style-name="ce1">
            <text:p>508032</text:p>
          </table:table-cell>
          <table:table-cell table:number-columns-repeated="16382"/>
        </table:table-row>
        <table:table-row table:style-name="ro1">
          <table:table-cell office:value-type="date" office:date-value="2021-05-26T00:00:00" table:style-name="ce2">
            <text:p>26-May-21</text:p>
          </table:table-cell>
          <table:table-cell office:value-type="float" office:value="514831" table:style-name="ce1">
            <text:p>514831</text:p>
          </table:table-cell>
          <table:table-cell table:number-columns-repeated="16382"/>
        </table:table-row>
        <table:table-row table:style-name="ro1">
          <table:table-cell office:value-type="date" office:date-value="2021-04-20T00:00:00" table:style-name="ce2">
            <text:p>20-Apr-21</text:p>
          </table:table-cell>
          <table:table-cell office:value-type="float" office:value="328764" table:style-name="ce1">
            <text:p>328764</text:p>
          </table:table-cell>
          <table:table-cell table:number-columns-repeated="16382"/>
        </table:table-row>
        <table:table-row table:style-name="ro1">
          <table:table-cell office:value-type="date" office:date-value="2021-05-11T00:00:00" table:style-name="ce2">
            <text:p>11-May-21</text:p>
          </table:table-cell>
          <table:table-cell office:value-type="float" office:value="449654" table:style-name="ce1">
            <text:p>449654</text:p>
          </table:table-cell>
          <table:table-cell table:number-columns-repeated="16382"/>
        </table:table-row>
        <table:table-row table:style-name="ro1">
          <table:table-cell office:value-type="date" office:date-value="2021-05-12T00:00:00" table:style-name="ce2">
            <text:p>12-May-21</text:p>
          </table:table-cell>
          <table:table-cell office:value-type="float" office:value="476428" table:style-name="ce1">
            <text:p>476428</text:p>
          </table:table-cell>
          <table:table-cell table:number-columns-repeated="16382"/>
        </table:table-row>
        <table:table-row table:style-name="ro1">
          <table:table-cell office:value-type="date" office:date-value="2021-06-11T00:00:00" table:style-name="ce2">
            <text:p>11-Jun-21</text:p>
          </table:table-cell>
          <table:table-cell office:value-type="float" office:value="598242" table:style-name="ce1">
            <text:p>598242</text:p>
          </table:table-cell>
          <table:table-cell table:number-columns-repeated="16382"/>
        </table:table-row>
        <table:table-row table:style-name="ro1">
          <table:table-cell office:value-type="date" office:date-value="2021-06-17T00:00:00" table:style-name="ce2">
            <text:p>17-Jun-21</text:p>
          </table:table-cell>
          <table:table-cell office:value-type="float" office:value="584893" table:style-name="ce1">
            <text:p>584893</text:p>
          </table:table-cell>
          <table:table-cell table:number-columns-repeated="16382"/>
        </table:table-row>
        <table:table-row table:style-name="ro1">
          <table:table-cell office:value-type="date" office:date-value="2021-06-01T00:00:00" table:style-name="ce2">
            <text:p>01-Jun-21</text:p>
          </table:table-cell>
          <table:table-cell office:value-type="float" office:value="458487" table:style-name="ce1">
            <text:p>458487</text:p>
          </table:table-cell>
          <table:table-cell table:number-columns-repeated="16382"/>
        </table:table-row>
        <table:table-row table:style-name="ro1">
          <table:table-cell office:value-type="date" office:date-value="2021-06-16T00:00:00" table:style-name="ce2">
            <text:p>16-Jun-21</text:p>
          </table:table-cell>
          <table:table-cell office:value-type="float" office:value="538178" table:style-name="ce1">
            <text:p>538178</text:p>
          </table:table-cell>
          <table:table-cell table:number-columns-repeated="16382"/>
        </table:table-row>
        <table:table-row table:style-name="ro1">
          <table:table-cell office:value-type="date" office:date-value="2021-06-20T00:00:00" table:style-name="ce2">
            <text:p>20-Jun-21</text:p>
          </table:table-cell>
          <table:table-cell office:value-type="float" office:value="418193" table:style-name="ce1">
            <text:p>418193</text:p>
          </table:table-cell>
          <table:table-cell table:number-columns-repeated="16382"/>
        </table:table-row>
        <table:table-row table:style-name="ro1">
          <table:table-cell office:value-type="date" office:date-value="2020-12-30T00:00:00" table:style-name="ce2">
            <text:p>30-Dec-20</text:p>
          </table:table-cell>
          <table:table-cell office:value-type="float" office:value="4340" table:style-name="ce1">
            <text:p>4340</text:p>
          </table:table-cell>
          <table:table-cell table:number-columns-repeated="16382"/>
        </table:table-row>
        <table:table-row table:style-name="ro1">
          <table:table-cell office:value-type="date" office:date-value="2021-01-26T00:00:00" table:style-name="ce2">
            <text:p>26-Jan-21</text:p>
          </table:table-cell>
          <table:table-cell office:value-type="float" office:value="78623" table:style-name="ce1">
            <text:p>78623</text:p>
          </table:table-cell>
          <table:table-cell table:number-columns-repeated="16382"/>
        </table:table-row>
        <table:table-row table:style-name="ro1">
          <table:table-cell office:value-type="date" office:date-value="2021-01-30T00:00:00" table:style-name="ce2">
            <text:p>30-Jan-21</text:p>
          </table:table-cell>
          <table:table-cell office:value-type="float" office:value="89281" table:style-name="ce1">
            <text:p>89281</text:p>
          </table:table-cell>
          <table:table-cell table:number-columns-repeated="16382"/>
        </table:table-row>
        <table:table-row table:style-name="ro1">
          <table:table-cell office:value-type="date" office:date-value="2021-02-06T00:00:00" table:style-name="ce2">
            <text:p>06-Feb-21</text:p>
          </table:table-cell>
          <table:table-cell office:value-type="float" office:value="74215" table:style-name="ce1">
            <text:p>74215</text:p>
          </table:table-cell>
          <table:table-cell table:number-columns-repeated="16382"/>
        </table:table-row>
        <table:table-row table:style-name="ro1">
          <table:table-cell office:value-type="date" office:date-value="2021-02-15T00:00:00" table:style-name="ce2">
            <text:p>15-Feb-21</text:p>
          </table:table-cell>
          <table:table-cell office:value-type="float" office:value="61900" table:style-name="ce1">
            <text:p>61900</text:p>
          </table:table-cell>
          <table:table-cell table:number-columns-repeated="16382"/>
        </table:table-row>
        <table:table-row table:style-name="ro1">
          <table:table-cell office:value-type="date" office:date-value="2021-02-14T00:00:00" table:style-name="ce2">
            <text:p>14-Feb-21</text:p>
          </table:table-cell>
          <table:table-cell office:value-type="float" office:value="29306" table:style-name="ce1">
            <text:p>29306</text:p>
          </table:table-cell>
          <table:table-cell table:number-columns-repeated="16382"/>
        </table:table-row>
        <table:table-row table:style-name="ro1">
          <table:table-cell office:value-type="date" office:date-value="2021-03-21T00:00:00" table:style-name="ce2">
            <text:p>21-Mar-21</text:p>
          </table:table-cell>
          <table:table-cell office:value-type="float" office:value="129349" table:style-name="ce1">
            <text:p>129349</text:p>
          </table:table-cell>
          <table:table-cell table:number-columns-repeated="16382"/>
        </table:table-row>
        <table:table-row table:style-name="ro1">
          <table:table-cell office:value-type="date" office:date-value="2021-03-17T00:00:00" table:style-name="ce2">
            <text:p>17-Mar-21</text:p>
          </table:table-cell>
          <table:table-cell office:value-type="float" office:value="162773" table:style-name="ce1">
            <text:p>162773</text:p>
          </table:table-cell>
          <table:table-cell table:number-columns-repeated="16382"/>
        </table:table-row>
        <table:table-row table:style-name="ro1">
          <table:table-cell office:value-type="date" office:date-value="2021-04-09T00:00:00" table:style-name="ce2">
            <text:p>09-Apr-21</text:p>
          </table:table-cell>
          <table:table-cell office:value-type="float" office:value="329029" table:style-name="ce1">
            <text:p>329029</text:p>
          </table:table-cell>
          <table:table-cell table:number-columns-repeated="16382"/>
        </table:table-row>
        <table:table-row table:style-name="ro1">
          <table:table-cell office:value-type="date" office:date-value="2021-03-04T00:00:00" table:style-name="ce2">
            <text:p>04-Mar-21</text:p>
          </table:table-cell>
          <table:table-cell office:value-type="float" office:value="193623" table:style-name="ce1">
            <text:p>193623</text:p>
          </table:table-cell>
          <table:table-cell table:number-columns-repeated="16382"/>
        </table:table-row>
        <table:table-row table:style-name="ro1">
          <table:table-cell office:value-type="date" office:date-value="2021-04-02T00:00:00" table:style-name="ce2">
            <text:p>02-Apr-21</text:p>
          </table:table-cell>
          <table:table-cell office:value-type="float" office:value="276755" table:style-name="ce1">
            <text:p>276755</text:p>
          </table:table-cell>
          <table:table-cell table:number-columns-repeated="16382"/>
        </table:table-row>
        <table:table-row table:style-name="ro1">
          <table:table-cell office:value-type="date" office:date-value="2021-05-07T00:00:00" table:style-name="ce2">
            <text:p>07-May-21</text:p>
          </table:table-cell>
          <table:table-cell office:value-type="float" office:value="533403" table:style-name="ce1">
            <text:p>533403</text:p>
          </table:table-cell>
          <table:table-cell table:number-columns-repeated="16382"/>
        </table:table-row>
        <table:table-row table:style-name="ro1">
          <table:table-cell office:value-type="date" office:date-value="2021-05-06T00:00:00" table:style-name="ce2">
            <text:p>06-May-21</text:p>
          </table:table-cell>
          <table:table-cell office:value-type="float" office:value="508805" table:style-name="ce1">
            <text:p>508805</text:p>
          </table:table-cell>
          <table:table-cell table:number-columns-repeated="16382"/>
        </table:table-row>
        <table:table-row table:style-name="ro1">
          <table:table-cell office:value-type="date" office:date-value="2021-05-18T00:00:00" table:style-name="ce2">
            <text:p>18-May-21</text:p>
          </table:table-cell>
          <table:table-cell office:value-type="float" office:value="460045" table:style-name="ce1">
            <text:p>460045</text:p>
          </table:table-cell>
          <table:table-cell table:number-columns-repeated="16382"/>
        </table:table-row>
        <table:table-row table:style-name="ro1">
          <table:table-cell office:value-type="date" office:date-value="2021-05-13T00:00:00" table:style-name="ce2">
            <text:p>13-May-21</text:p>
          </table:table-cell>
          <table:table-cell office:value-type="float" office:value="521275" table:style-name="ce1">
            <text:p>521275</text:p>
          </table:table-cell>
          <table:table-cell table:number-columns-repeated="16382"/>
        </table:table-row>
        <table:table-row table:style-name="ro1">
          <table:table-cell office:value-type="date" office:date-value="2021-06-14T00:00:00" table:style-name="ce2">
            <text:p>14-Jun-21</text:p>
          </table:table-cell>
          <table:table-cell office:value-type="float" office:value="517699" table:style-name="ce1">
            <text:p>517699</text:p>
          </table:table-cell>
          <table:table-cell table:number-columns-repeated="16382"/>
        </table:table-row>
        <table:table-row table:style-name="ro1">
          <table:table-cell office:value-type="date" office:date-value="2021-06-02T00:00:00" table:style-name="ce2">
            <text:p>02-Jun-21</text:p>
          </table:table-cell>
          <table:table-cell office:value-type="float" office:value="406564" table:style-name="ce1">
            <text:p>406564</text:p>
          </table:table-cell>
          <table:table-cell table:number-columns-repeated="16382"/>
        </table:table-row>
        <table:table-row table:style-name="ro1">
          <table:table-cell office:value-type="date" office:date-value="2021-06-05T00:00:00" table:style-name="ce2">
            <text:p>05-Jun-21</text:p>
          </table:table-cell>
          <table:table-cell office:value-type="float" office:value="604736" table:style-name="ce1">
            <text:p>604736</text:p>
          </table:table-cell>
          <table:table-cell table:number-columns-repeated="16382"/>
        </table:table-row>
        <table:table-row table:style-name="ro1">
          <table:table-cell office:value-type="date" office:date-value="2021-06-23T00:00:00" table:style-name="ce2">
            <text:p>23-Jun-21</text:p>
          </table:table-cell>
          <table:table-cell office:value-type="float" office:value="547591" table:style-name="ce1">
            <text:p>547591</text:p>
          </table:table-cell>
          <table:table-cell table:number-columns-repeated="16382"/>
        </table:table-row>
        <table:table-row table:number-rows-repeated="104839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SOM</text:p>
          </table:table-cell>
          <table:table-cell table:number-columns-repeated="5" table:style-name="ce1"/>
          <table:table-cell office:value-type="string" table:style-name="ce1">
            <text:p>POP</text:p>
          </table:table-cell>
          <table:table-cell table:number-columns-repeated="4" table:style-name="ce1"/>
          <table:table-cell office:value-type="string" table:style-name="ce1">
            <text:p>CON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bruzzo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bruzzo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bruzzo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silicata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Basilicata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Basilicata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labria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office:value-type="string" table:style-name="ce3">
            <text:p>Bolzano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alabria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mpania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alabria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ampania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milia-Romagna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ampania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milia-Romagna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riuli-Venezia Giulia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milia-Romag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Friuli-Venezia Giulia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azio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Friuli Venezia Giulia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Lazio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guria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Lazio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iguria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ombardia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Liguria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mbardia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rche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ombardia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Marche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lise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Marche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lise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emonte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lise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monte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Provincia Autonoma Bolzano / Bozen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monte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3">
            <text:p>Provincia Autonoma Bolzano / Bozen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Provincia Autonoma Trento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uglia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3">
            <text:p>Provincia Autonoma Trento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uglia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rdegna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uglia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rdegna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Sicilia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rdegna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icilia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scana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Sicilia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oscana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string" table:style-name="ce3">
            <text:p>Trento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scana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mbria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mbria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mbria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lle d'Aosta / VallÃ©e d'Aoste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alle d'Aosta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alle d'Aosta / VallÃ©e d'Aoste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neto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eneto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eneto</text:p>
          </table:table-cell>
          <table:table-cell table:number-columns-repeated="16371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Sheet2.A2:Sheet2.B22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Giovanni Putrino</meta:initial-creator>
    <dc:creator>Giovanni Putrino</dc:creator>
    <meta:creation-date>2022-01-12T16:32:28Z</meta:creation-date>
    <dc:date>2022-01-12T17:50:51Z</dc:date>
  </office:meta>
</office:document-meta>
</file>